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US" officeooo:rsid="0025a9dc" officeooo:paragraph-rsid="0025a9dc"/>
    </style:style>
    <style:style style:name="P2" style:family="paragraph" style:parent-style-name="Standard" style:master-page-name="">
      <loext:graphic-properties draw:fill="none"/>
      <style:paragraph-properties fo:margin-left="0in" fo:margin-right="0in" fo:margin-top="0in" fo:margin-bottom="0.1in" loext:contextual-spacing="false" fo:line-height="100%" fo:text-align="end" style:justify-single-word="false" fo:text-indent="0in" style:auto-text-indent="false" style:page-number="auto" fo:background-color="transparent"/>
      <style:text-properties style:font-name="Cambria" fo:font-size="12pt" fo:language="en" fo:country="US" fo:font-weight="bold" officeooo:rsid="00087c6d" officeooo:paragraph-rsid="0026ac06" style:font-size-asian="12pt" style:font-weight-asian="bold" style:font-size-complex="12pt" style:font-weight-complex="bold"/>
    </style:style>
    <style:style style:name="P3" style:family="paragraph" style:parent-style-name="Standard">
      <loext:graphic-properties draw:fill="none"/>
      <style:paragraph-properties fo:margin-left="0in" fo:margin-right="0in" fo:margin-top="0in" fo:margin-bottom="0.1in" loext:contextual-spacing="false" fo:line-height="100%" fo:text-align="end" style:justify-single-word="false" fo:text-indent="0in" style:auto-text-indent="false" fo:background-color="transparent"/>
      <style:text-properties style:font-name="Cambria" fo:font-size="12pt" fo:language="en" fo:country="US" fo:font-weight="bold" officeooo:rsid="00087c6d" officeooo:paragraph-rsid="0026ac06" style:font-size-asian="12pt" style:font-weight-asian="bold" style:font-size-complex="12pt" style:font-weight-complex="bold"/>
    </style:style>
    <style:style style:name="P4" style:family="paragraph" style:parent-style-name="Standard">
      <loext:graphic-properties draw:fill="none"/>
      <style:paragraph-properties fo:margin-left="0in" fo:margin-right="0in" fo:margin-top="0in" fo:margin-bottom="0.1in" loext:contextual-spacing="false" fo:line-height="100%" fo:text-align="end" style:justify-single-word="false" fo:text-indent="0in" style:auto-text-indent="false" fo:background-color="transparent"/>
      <style:text-properties style:font-name="Cambria" fo:font-size="12pt" fo:language="en" fo:country="US" fo:font-weight="bold" officeooo:rsid="0024aa22" officeooo:paragraph-rsid="0026ac06" style:font-size-asian="12pt" style:font-weight-asian="bold" style:font-size-complex="12pt" style:font-weight-complex="bold"/>
    </style:style>
    <style:style style:name="P5" style:family="paragraph" style:parent-style-name="Standard">
      <loext:graphic-properties draw:fill="none"/>
      <style:paragraph-properties fo:margin-left="0in" fo:margin-right="0in" fo:margin-top="0in" fo:margin-bottom="0.1in" loext:contextual-spacing="false" fo:line-height="100%" fo:text-align="start" style:justify-single-word="false" fo:text-indent="0in" style:auto-text-indent="false" fo:background-color="transparent"/>
      <style:text-properties style:font-name="Cambria" fo:font-size="12pt" fo:language="en" fo:country="US" fo:font-weight="normal" officeooo:rsid="00087c6d" officeooo:paragraph-rsid="0026ac06" style:font-size-asian="12pt" style:font-weight-asian="normal" style:font-size-complex="12pt" style:font-weight-complex="normal"/>
    </style:style>
    <style:style style:name="P6" style:family="paragraph" style:parent-style-name="Standard">
      <loext:graphic-properties draw:fill="none"/>
      <style:paragraph-properties fo:margin-left="0in" fo:margin-right="0in" fo:margin-top="0in" fo:margin-bottom="0.1in" loext:contextual-spacing="false" fo:line-height="100%" fo:text-align="start" style:justify-single-word="false" fo:text-indent="0in" style:auto-text-indent="false" fo:background-color="transparent"/>
      <style:text-properties style:font-name="Cambria" fo:font-size="12pt" fo:language="en" fo:country="US" fo:font-weight="normal" officeooo:rsid="0024aa22" officeooo:paragraph-rsid="0026ac06" style:font-size-asian="12pt" style:font-weight-asian="normal" style:font-size-complex="12pt" style:font-weight-complex="normal"/>
    </style:style>
    <style:style style:name="P7" style:family="paragraph" style:parent-style-name="Standard">
      <style:paragraph-properties fo:margin-top="0in" fo:margin-bottom="0.1in" loext:contextual-spacing="false" fo:line-height="100%" fo:text-align="center" style:justify-single-word="false"/>
      <style:text-properties style:font-name="Cambria" fo:font-size="14pt" fo:language="en" fo:country="US" fo:font-weight="bold" officeooo:rsid="00087c6d" officeooo:paragraph-rsid="0026ac06" style:font-size-asian="14pt" style:font-weight-asian="bold" style:font-size-complex="14pt" style:font-weight-complex="bold"/>
    </style:style>
    <style:style style:name="P8" style:family="paragraph" style:parent-style-name="Standard">
      <style:paragraph-properties fo:margin-top="0in" fo:margin-bottom="0.1in" loext:contextual-spacing="false" fo:line-height="100%"/>
      <style:text-properties style:font-name="Cambria" fo:font-size="14pt" fo:language="en" fo:country="US" fo:font-weight="bold" officeooo:rsid="00087c6d" officeooo:paragraph-rsid="0026ac06" style:font-size-asian="14pt" style:font-weight-asian="bold" style:font-size-complex="14pt" style:font-weight-complex="bold"/>
    </style:style>
    <style:style style:name="P9" style:family="paragraph" style:parent-style-name="Standard">
      <style:paragraph-properties fo:margin-top="0in" fo:margin-bottom="0.1in" loext:contextual-spacing="false" fo:line-height="100%" fo:text-align="end" style:justify-single-word="false"/>
      <style:text-properties style:font-name="Cambria" fo:font-size="14pt" fo:language="en" fo:country="US" fo:font-weight="normal" officeooo:rsid="00087c6d" officeooo:paragraph-rsid="0026ac06" style:font-size-asian="14pt" style:font-weight-asian="normal" style:font-size-complex="14pt" style:font-weight-complex="normal"/>
    </style:style>
    <style:style style:name="P10" style:family="paragraph" style:parent-style-name="Standard" style:list-style-name="L2">
      <style:paragraph-properties fo:margin-top="0in" fo:margin-bottom="0.1in" loext:contextual-spacing="false" fo:line-height="100%" fo:text-align="justify" style:justify-single-word="false"/>
      <style:text-properties style:font-name="Cambria" officeooo:paragraph-rsid="0027e810"/>
    </style:style>
    <style:style style:name="P11" style:family="paragraph" style:parent-style-name="Standard" style:list-style-name="L2">
      <style:paragraph-properties fo:margin-top="0in" fo:margin-bottom="0.1in" loext:contextual-spacing="false" fo:line-height="100%" fo:text-align="justify" style:justify-single-word="false"/>
      <style:text-properties style:font-name="Cambria" officeooo:paragraph-rsid="0026ac06"/>
    </style:style>
    <style:style style:name="P12" style:family="paragraph" style:parent-style-name="Standard" style:list-style-name="L3">
      <style:paragraph-properties fo:margin-top="0in" fo:margin-bottom="0.1in" loext:contextual-spacing="false" fo:line-height="100%" fo:text-align="justify" style:justify-single-word="false"/>
      <style:text-properties officeooo:paragraph-rsid="0026ac06"/>
    </style:style>
    <style:style style:name="P13" style:family="paragraph" style:parent-style-name="Standard" style:list-style-name="L4">
      <style:paragraph-properties fo:margin-top="0in" fo:margin-bottom="0.1in" loext:contextual-spacing="false" fo:line-height="100%" fo:text-align="justify" style:justify-single-word="false"/>
      <style:text-properties officeooo:paragraph-rsid="0026ac06"/>
    </style:style>
    <style:style style:name="P14" style:family="paragraph" style:parent-style-name="Text_20_body" style:list-style-name="L15">
      <style:paragraph-properties fo:margin-top="0in" fo:margin-bottom="0.1in" loext:contextual-spacing="false" fo:line-height="100%"/>
      <style:text-properties fo:language="en" fo:country="US" officeooo:rsid="0031a32d" officeooo:paragraph-rsid="0031a32d"/>
    </style:style>
    <style:style style:name="P15" style:family="paragraph" style:parent-style-name="Text_20_body" style:list-style-name="L1">
      <style:paragraph-properties fo:margin-top="0in" fo:margin-bottom="0.1in" loext:contextual-spacing="false" fo:line-height="100%"/>
      <style:text-properties style:font-name="Cambria" officeooo:rsid="002b78d9" officeooo:paragraph-rsid="002b78d9"/>
    </style:style>
    <style:style style:name="P16" style:family="paragraph" style:parent-style-name="Text_20_body" style:list-style-name="L5">
      <style:paragraph-properties fo:margin-top="0in" fo:margin-bottom="0.1in" loext:contextual-spacing="false" fo:line-height="100%"/>
      <style:text-properties style:font-name="Cambria" fo:font-weight="bold" officeooo:rsid="000e8882" officeooo:paragraph-rsid="0026ac06" style:font-weight-asian="bold" style:font-weight-complex="bold"/>
    </style:style>
    <style:style style:name="P17" style:family="paragraph" style:parent-style-name="Text_20_body" style:list-style-name="L9">
      <style:paragraph-properties fo:margin-top="0in" fo:margin-bottom="0.1in" loext:contextual-spacing="false" fo:line-height="100%"/>
      <style:text-properties style:font-name="Cambria" fo:font-weight="bold" officeooo:rsid="0022b9ff" officeooo:paragraph-rsid="0026ac06" style:font-weight-asian="bold" style:font-weight-complex="bold"/>
    </style:style>
    <style:style style:name="P18" style:family="paragraph" style:parent-style-name="Text_20_body" style:list-style-name="L11">
      <style:paragraph-properties fo:margin-top="0in" fo:margin-bottom="0.1in" loext:contextual-spacing="false" fo:line-height="100%" fo:text-align="justify" style:justify-single-word="false"/>
      <style:text-properties style:font-name="Cambria" fo:font-weight="bold" officeooo:rsid="0012dcce" officeooo:paragraph-rsid="00298163" style:font-weight-asian="bold" style:font-weight-complex="bold"/>
    </style:style>
    <style:style style:name="P19" style:family="paragraph" style:parent-style-name="Text_20_body" style:list-style-name="L11">
      <style:paragraph-properties fo:margin-top="0in" fo:margin-bottom="0.1in" loext:contextual-spacing="false" fo:line-height="100%" fo:text-align="justify" style:justify-single-word="false"/>
      <style:text-properties style:font-name="Cambria" fo:font-weight="bold" officeooo:rsid="00298163" officeooo:paragraph-rsid="00298163" style:font-weight-asian="bold" style:font-weight-complex="bold"/>
    </style:style>
    <style:style style:name="P20" style:family="paragraph" style:parent-style-name="Text_20_body" style:list-style-name="L12">
      <style:paragraph-properties fo:margin-top="0in" fo:margin-bottom="0.1in" loext:contextual-spacing="false" fo:line-height="100%" fo:text-align="justify" style:justify-single-word="false"/>
      <style:text-properties style:font-name="Cambria" fo:font-weight="bold" officeooo:rsid="00156192" officeooo:paragraph-rsid="0026ac06" style:font-weight-asian="bold" style:font-weight-complex="bold"/>
    </style:style>
    <style:style style:name="P21" style:family="paragraph" style:parent-style-name="Text_20_body" style:list-style-name="L12">
      <style:paragraph-properties fo:margin-top="0in" fo:margin-bottom="0.1in" loext:contextual-spacing="false" fo:line-height="100%" fo:text-align="justify" style:justify-single-word="false"/>
      <style:text-properties style:font-name="Cambria" fo:font-weight="bold" officeooo:rsid="0023c754" officeooo:paragraph-rsid="0026ac06" style:font-weight-asian="bold" style:font-weight-complex="bold"/>
    </style:style>
    <style:style style:name="P22" style:family="paragraph" style:parent-style-name="Text_20_body" style:list-style-name="L13">
      <style:paragraph-properties fo:margin-top="0in" fo:margin-bottom="0.1in" loext:contextual-spacing="false" fo:line-height="100%" fo:text-align="justify" style:justify-single-word="false"/>
      <style:text-properties style:font-name="Cambria" fo:font-weight="bold" officeooo:rsid="00267887" officeooo:paragraph-rsid="0026ac06" style:font-weight-asian="bold" style:font-weight-complex="bold"/>
    </style:style>
    <style:style style:name="P23" style:family="paragraph" style:parent-style-name="Text_20_body" style:list-style-name="L5">
      <style:paragraph-properties fo:margin-top="0in" fo:margin-bottom="0.1in" loext:contextual-spacing="false" fo:line-height="100%"/>
      <style:text-properties style:font-name="Cambria" officeooo:rsid="000e8882" officeooo:paragraph-rsid="0026ac06"/>
    </style:style>
    <style:style style:name="P24" style:family="paragraph" style:parent-style-name="Text_20_body" style:list-style-name="L5">
      <style:paragraph-properties fo:margin-top="0in" fo:margin-bottom="0.1in" loext:contextual-spacing="false" fo:line-height="100%" fo:text-align="start" style:justify-single-word="false"/>
      <style:text-properties style:font-name="Cambria" officeooo:rsid="000e8882" officeooo:paragraph-rsid="0026ac06"/>
    </style:style>
    <style:style style:name="P25" style:family="paragraph" style:parent-style-name="Text_20_body" style:list-style-name="L5">
      <style:paragraph-properties fo:margin-top="0in" fo:margin-bottom="0.1in" loext:contextual-spacing="false" fo:line-height="100%"/>
      <style:text-properties style:font-name="Cambria" fo:language="en" fo:country="US" officeooo:rsid="00156192" officeooo:paragraph-rsid="0026ac06"/>
    </style:style>
    <style:style style:name="P26" style:family="paragraph" style:parent-style-name="Text_20_body" style:list-style-name="L7">
      <style:paragraph-properties fo:margin-top="0in" fo:margin-bottom="0.1in" loext:contextual-spacing="false" fo:line-height="100%"/>
      <style:text-properties style:font-name="Cambria" fo:language="en" fo:country="US" officeooo:rsid="0027e810" officeooo:paragraph-rsid="00291957"/>
    </style:style>
    <style:style style:name="P27" style:family="paragraph" style:parent-style-name="Text_20_body" style:list-style-name="L8">
      <style:paragraph-properties fo:margin-top="0in" fo:margin-bottom="0.1in" loext:contextual-spacing="false" fo:line-height="100%"/>
      <style:text-properties style:font-name="Cambria" fo:language="en" fo:country="US" officeooo:rsid="0027e810" officeooo:paragraph-rsid="0027e810"/>
    </style:style>
    <style:style style:name="P28" style:family="paragraph" style:parent-style-name="Text_20_body" style:list-style-name="L9">
      <style:paragraph-properties fo:margin-top="0in" fo:margin-bottom="0.1in" loext:contextual-spacing="false" fo:line-height="100%"/>
      <style:text-properties style:font-name="Cambria" fo:language="en" fo:country="US" fo:font-weight="bold" officeooo:rsid="002e93a6" officeooo:paragraph-rsid="002e93a6" style:font-weight-asian="bold" style:font-weight-complex="bold"/>
    </style:style>
    <style:style style:name="P29" style:family="paragraph" style:parent-style-name="Text_20_body" style:list-style-name="L11">
      <style:paragraph-properties fo:margin-top="0in" fo:margin-bottom="0.1in" loext:contextual-spacing="false" fo:line-height="100%" fo:text-align="justify" style:justify-single-word="false"/>
      <style:text-properties style:font-name="Cambria" fo:language="en" fo:country="US" fo:font-weight="normal" officeooo:rsid="00298163" officeooo:paragraph-rsid="00298163" style:font-weight-asian="normal" style:font-weight-complex="normal"/>
    </style:style>
    <style:style style:name="P30" style:family="paragraph" style:parent-style-name="Text_20_body" style:list-style-name="L14">
      <style:paragraph-properties fo:margin-top="0in" fo:margin-bottom="0.1in" loext:contextual-spacing="false" fo:line-height="100%" fo:text-align="justify" style:justify-single-word="false"/>
      <style:text-properties style:font-name="Cambria" fo:language="en" fo:country="US" officeooo:rsid="00298163" officeooo:paragraph-rsid="00298163"/>
    </style:style>
    <style:style style:name="P31" style:family="paragraph" style:parent-style-name="Text_20_body" style:list-style-name="L5">
      <style:paragraph-properties fo:margin-top="0in" fo:margin-bottom="0.1in" loext:contextual-spacing="false" fo:line-height="100%"/>
      <style:text-properties style:font-name="Cambria" officeooo:rsid="0021ed8e" officeooo:paragraph-rsid="0026ac06"/>
    </style:style>
    <style:style style:name="P32" style:family="paragraph" style:parent-style-name="Text_20_body" style:list-style-name="L5">
      <style:paragraph-properties fo:margin-top="0in" fo:margin-bottom="0.1in" loext:contextual-spacing="false" fo:line-height="100%"/>
      <style:text-properties style:font-name="Cambria" officeooo:rsid="001f0e92" officeooo:paragraph-rsid="0026ac06"/>
    </style:style>
    <style:style style:name="P33" style:family="paragraph" style:parent-style-name="Text_20_body" style:list-style-name="L9">
      <style:paragraph-properties fo:margin-top="0in" fo:margin-bottom="0.1in" loext:contextual-spacing="false" fo:line-height="100%"/>
      <style:text-properties style:font-name="Cambria" officeooo:rsid="0022b9ff" officeooo:paragraph-rsid="0026ac06"/>
    </style:style>
    <style:style style:name="P34" style:family="paragraph" style:parent-style-name="Text_20_body" style:list-style-name="L9">
      <style:paragraph-properties fo:margin-top="0in" fo:margin-bottom="0.1in" loext:contextual-spacing="false" fo:line-height="100%"/>
      <style:text-properties style:font-name="Cambria" officeooo:rsid="0022b9ff" officeooo:paragraph-rsid="00291957"/>
    </style:style>
    <style:style style:name="P35" style:family="paragraph" style:parent-style-name="Text_20_body" style:list-style-name="L9">
      <style:paragraph-properties fo:margin-top="0in" fo:margin-bottom="0.1in" loext:contextual-spacing="false" fo:line-height="100%" fo:text-align="end" style:justify-single-word="false"/>
      <style:text-properties style:font-name="Cambria" officeooo:rsid="0022b9ff" officeooo:paragraph-rsid="0026ac06"/>
    </style:style>
    <style:style style:name="P36" style:family="paragraph" style:parent-style-name="Text_20_body" style:list-style-name="L11">
      <style:paragraph-properties fo:margin-top="0in" fo:margin-bottom="0.1in" loext:contextual-spacing="false" fo:line-height="100%" fo:text-align="justify" style:justify-single-word="false"/>
      <style:text-properties style:font-name="Cambria" officeooo:rsid="0012dcce" officeooo:paragraph-rsid="0026ac06"/>
    </style:style>
    <style:style style:name="P37" style:family="paragraph" style:parent-style-name="Text_20_body" style:list-style-name="L11">
      <style:paragraph-properties fo:margin-top="0in" fo:margin-bottom="0.1in" loext:contextual-spacing="false" fo:line-height="100%" fo:text-align="justify" style:justify-single-word="false"/>
      <style:text-properties style:font-name="Cambria" officeooo:rsid="00298163" officeooo:paragraph-rsid="00298163"/>
    </style:style>
    <style:style style:name="P38" style:family="paragraph" style:parent-style-name="Text_20_body" style:list-style-name="L12">
      <style:paragraph-properties fo:margin-top="0in" fo:margin-bottom="0.1in" loext:contextual-spacing="false" fo:line-height="100%" fo:text-align="justify" style:justify-single-word="false"/>
      <style:text-properties style:font-name="Cambria" officeooo:rsid="0025b8ef" officeooo:paragraph-rsid="0026ac06"/>
    </style:style>
    <style:style style:name="P39" style:family="paragraph" style:parent-style-name="Text_20_body" style:list-style-name="L12">
      <style:paragraph-properties fo:margin-top="0in" fo:margin-bottom="0.1in" loext:contextual-spacing="false" fo:line-height="100%" fo:text-align="justify" style:justify-single-word="false"/>
      <style:text-properties style:font-name="Cambria" officeooo:rsid="00156192" officeooo:paragraph-rsid="0026ac06"/>
    </style:style>
    <style:style style:name="P40" style:family="paragraph" style:parent-style-name="Text_20_body" style:list-style-name="L12">
      <style:paragraph-properties fo:margin-top="0in" fo:margin-bottom="0.1in" loext:contextual-spacing="false" fo:line-height="100%" fo:text-align="justify" style:justify-single-word="false"/>
      <style:text-properties style:font-name="Cambria" officeooo:rsid="0027e810" officeooo:paragraph-rsid="0027e810"/>
    </style:style>
    <style:style style:name="P41" style:family="paragraph" style:parent-style-name="Text_20_body" style:list-style-name="L12">
      <style:paragraph-properties fo:margin-top="0in" fo:margin-bottom="0.1in" loext:contextual-spacing="false" fo:line-height="100%" fo:text-align="justify" style:justify-single-word="false"/>
      <style:text-properties style:font-name="Cambria" fo:font-weight="normal" officeooo:rsid="00298163" officeooo:paragraph-rsid="00298163" style:font-weight-asian="normal" style:font-weight-complex="normal"/>
    </style:style>
    <style:style style:name="P42" style:family="paragraph" style:parent-style-name="Text_20_body" style:list-style-name="L12">
      <style:paragraph-properties fo:margin-top="0in" fo:margin-bottom="0.1in" loext:contextual-spacing="false" fo:line-height="100%" fo:text-align="justify" style:justify-single-word="false"/>
      <style:text-properties style:font-name="Cambria" fo:font-weight="normal" officeooo:rsid="002b78d9" officeooo:paragraph-rsid="002b78d9" style:font-weight-asian="normal" style:font-weight-complex="normal"/>
    </style:style>
    <style:style style:name="P43" style:family="paragraph" style:parent-style-name="Text_20_body" style:list-style-name="L12">
      <style:paragraph-properties fo:margin-top="0in" fo:margin-bottom="0.1in" loext:contextual-spacing="false" fo:line-height="100%" fo:text-align="justify" style:justify-single-word="false"/>
      <style:text-properties style:font-name="Cambria" officeooo:rsid="0023c754" officeooo:paragraph-rsid="0026ac06"/>
    </style:style>
    <style:style style:name="P44" style:family="paragraph" style:parent-style-name="Text_20_body" style:list-style-name="L13">
      <style:paragraph-properties fo:margin-top="0in" fo:margin-bottom="0.1in" loext:contextual-spacing="false" fo:line-height="100%" fo:text-align="justify" style:justify-single-word="false"/>
      <style:text-properties style:font-name="Cambria" officeooo:rsid="00267887" officeooo:paragraph-rsid="0026ac06"/>
    </style:style>
    <style:style style:name="P45" style:family="paragraph" style:parent-style-name="Text_20_body" style:list-style-name="L5">
      <style:paragraph-properties fo:margin-top="0in" fo:margin-bottom="0.1in" loext:contextual-spacing="false" fo:line-height="100%"/>
      <style:text-properties officeooo:paragraph-rsid="0026ac06"/>
    </style:style>
    <style:style style:name="P46" style:family="paragraph" style:parent-style-name="Text_20_body" style:list-style-name="L10">
      <style:paragraph-properties fo:margin-top="0in" fo:margin-bottom="0.1in" loext:contextual-spacing="false" fo:line-height="100%"/>
      <style:text-properties officeooo:paragraph-rsid="0026ac06"/>
    </style:style>
    <style:style style:name="P47" style:family="paragraph" style:parent-style-name="Text_20_body" style:list-style-name="L5">
      <style:paragraph-properties fo:margin-top="0in" fo:margin-bottom="0.1in" loext:contextual-spacing="false" fo:line-height="100%"/>
      <style:text-properties officeooo:rsid="000e8882" officeooo:paragraph-rsid="0026ac06"/>
    </style:style>
    <style:style style:name="P48" style:family="paragraph" style:parent-style-name="Text_20_body" style:list-style-name="L5">
      <style:paragraph-properties fo:margin-top="0in" fo:margin-bottom="0.1in" loext:contextual-spacing="false" fo:line-height="100%"/>
      <style:text-properties officeooo:rsid="0027e810" officeooo:paragraph-rsid="0027e810"/>
    </style:style>
    <style:style style:name="P49" style:family="paragraph" style:parent-style-name="Text_20_body" style:list-style-name="L6">
      <style:paragraph-properties fo:margin-top="0in" fo:margin-bottom="0.1in" loext:contextual-spacing="false" fo:line-height="100%"/>
      <style:text-properties officeooo:rsid="0021ed8e" officeooo:paragraph-rsid="00291957"/>
    </style:style>
    <style:style style:name="P50" style:family="paragraph" style:parent-style-name="Text_20_body" style:list-style-name="L7">
      <style:paragraph-properties fo:margin-top="0in" fo:margin-bottom="0.1in" loext:contextual-spacing="false" fo:line-height="100%"/>
      <style:text-properties officeooo:rsid="00291957" officeooo:paragraph-rsid="00291957"/>
    </style:style>
    <style:style style:name="P51" style:family="paragraph" style:parent-style-name="Text_20_body" style:list-style-name="L9">
      <style:paragraph-properties fo:margin-top="0in" fo:margin-bottom="0.1in" loext:contextual-spacing="false" fo:line-height="100%"/>
      <style:text-properties officeooo:rsid="0022b9ff" officeooo:paragraph-rsid="0026ac06"/>
    </style:style>
    <style:style style:name="P52" style:family="paragraph" style:parent-style-name="Text_20_body" style:list-style-name="L10">
      <style:paragraph-properties fo:margin-top="0in" fo:margin-bottom="0.1in" loext:contextual-spacing="false" fo:line-height="100%" fo:text-align="justify" style:justify-single-word="false"/>
      <style:text-properties fo:font-weight="bold" officeooo:paragraph-rsid="0026ac06" style:font-weight-asian="bold" style:font-weight-complex="bold"/>
    </style:style>
    <style:style style:name="P53" style:family="paragraph" style:parent-style-name="Text_20_body" style:list-style-name="L16">
      <style:paragraph-properties fo:margin-top="0in" fo:margin-bottom="0.1in" loext:contextual-spacing="false" fo:line-height="100%"/>
      <style:text-properties fo:font-weight="bold" officeooo:rsid="002e93a6" officeooo:paragraph-rsid="002e93a6" style:font-weight-asian="bold" style:font-weight-complex="bold"/>
    </style:style>
    <style:style style:name="P54" style:family="paragraph" style:parent-style-name="Text_20_body" style:list-style-name="L16">
      <style:paragraph-properties fo:margin-top="0in" fo:margin-bottom="0.1in" loext:contextual-spacing="false" fo:line-height="100%"/>
      <style:text-properties fo:font-weight="bold" officeooo:rsid="0030121e" officeooo:paragraph-rsid="0030121e" style:font-weight-asian="bold" style:font-weight-complex="bold"/>
    </style:style>
    <style:style style:name="P55" style:family="paragraph" style:parent-style-name="Text_20_body" style:list-style-name="L13">
      <style:paragraph-properties fo:margin-top="0in" fo:margin-bottom="0.1in" loext:contextual-spacing="false" fo:line-height="100%" fo:text-align="justify" style:justify-single-word="false"/>
      <style:text-properties officeooo:rsid="00267887" officeooo:paragraph-rsid="0026ac06"/>
    </style:style>
    <style:style style:name="P56" style:family="paragraph" style:parent-style-name="Heading_20_2">
      <style:paragraph-properties fo:margin-top="0in" fo:margin-bottom="0.1in" loext:contextual-spacing="false" fo:line-height="100%"/>
      <style:text-properties style:font-name="Cambria" officeooo:paragraph-rsid="0026ac06"/>
    </style:style>
    <style:style style:name="P57" style:family="paragraph" style:parent-style-name="Heading_20_2">
      <style:paragraph-properties fo:margin-top="0in" fo:margin-bottom="0.1in" loext:contextual-spacing="false" fo:line-height="100%"/>
      <style:text-properties style:font-name="Cambria" officeooo:paragraph-rsid="0027e810"/>
    </style:style>
    <style:style style:name="P58" style:family="paragraph" style:parent-style-name="Heading_20_2">
      <style:paragraph-properties fo:margin-top="0in" fo:margin-bottom="0.1in" loext:contextual-spacing="false" fo:line-height="100%"/>
      <style:text-properties style:font-name="Cambria" officeooo:rsid="002e93a6" officeooo:paragraph-rsid="002e93a6"/>
    </style:style>
    <style:style style:name="P59" style:family="paragraph" style:parent-style-name="Heading_20_2">
      <style:paragraph-properties fo:margin-top="0in" fo:margin-bottom="0.1in" loext:contextual-spacing="false" fo:line-height="100%"/>
      <style:text-properties style:font-name="Cambria" officeooo:rsid="002b78d9" officeooo:paragraph-rsid="002b78d9"/>
    </style:style>
    <style:style style:name="P60" style:family="paragraph" style:parent-style-name="Heading_20_2">
      <style:paragraph-properties fo:margin-top="0in" fo:margin-bottom="0.1in" loext:contextual-spacing="false" fo:line-height="100%"/>
      <style:text-properties style:font-name="Cambria" fo:language="en" fo:country="US" officeooo:rsid="0027e810" officeooo:paragraph-rsid="0027e810"/>
    </style:style>
    <style:style style:name="P61" style:family="paragraph" style:parent-style-name="Heading_20_2">
      <style:paragraph-properties fo:margin-top="0in" fo:margin-bottom="0.1in" loext:contextual-spacing="false" fo:line-height="100%"/>
      <style:text-properties style:font-name="Cambria" officeooo:rsid="00112acb" officeooo:paragraph-rsid="0026ac06"/>
    </style:style>
    <style:style style:name="P62" style:family="paragraph" style:parent-style-name="Heading_20_3">
      <style:paragraph-properties fo:margin-top="0in" fo:margin-bottom="0.1in" loext:contextual-spacing="false" fo:line-height="100%"/>
      <style:text-properties style:font-name="Cambria" officeooo:paragraph-rsid="0026ac06"/>
    </style:style>
    <style:style style:name="P63" style:family="paragraph" style:parent-style-name="Heading_20_3">
      <style:paragraph-properties fo:margin-top="0in" fo:margin-bottom="0.1in" loext:contextual-spacing="false" fo:line-height="100%" fo:text-align="justify" style:justify-single-word="false"/>
      <style:text-properties style:font-name="Cambria" fo:language="en" fo:country="US" officeooo:rsid="00298163" officeooo:paragraph-rsid="00298163"/>
    </style:style>
    <style:style style:name="T1" style:family="text">
      <style:text-properties officeooo:rsid="002cc949"/>
    </style:style>
    <style:style style:name="T2" style:family="text">
      <style:text-properties fo:language="en" fo:country="US"/>
    </style:style>
    <style:style style:name="T3" style:family="text">
      <style:text-properties fo:language="en" fo:country="US" fo:font-style="italic" fo:font-weight="bold" officeooo:rsid="000925a5" style:font-style-asian="italic" style:font-weight-asian="bold" style:font-style-complex="italic" style:font-weight-complex="bold"/>
    </style:style>
    <style:style style:name="T4" style:family="text">
      <style:text-properties fo:language="en" fo:country="US" fo:font-style="italic" fo:font-weight="bold" officeooo:rsid="0027e810" style:font-style-asian="italic" style:font-weight-asian="bold" style:font-style-complex="italic" style:font-weight-complex="bold"/>
    </style:style>
    <style:style style:name="T5" style:family="text">
      <style:text-properties fo:language="en" fo:country="US" fo:font-weight="normal" style:font-weight-asian="normal" style:font-weight-complex="normal"/>
    </style:style>
    <style:style style:name="T6" style:family="text">
      <style:text-properties fo:language="en" fo:country="US" fo:font-weight="normal" officeooo:rsid="000925a5" style:font-weight-asian="normal" style:font-weight-complex="normal"/>
    </style:style>
    <style:style style:name="T7" style:family="text">
      <style:text-properties fo:language="en" fo:country="US" officeooo:rsid="00174fdd"/>
    </style:style>
    <style:style style:name="T8" style:family="text">
      <style:text-properties fo:language="en" fo:country="US" fo:font-weight="bold" officeooo:rsid="00174fdd" style:font-weight-asian="bold" style:font-weight-complex="bold"/>
    </style:style>
    <style:style style:name="T9" style:family="text">
      <style:text-properties fo:language="en" fo:country="US" fo:font-weight="bold" officeooo:rsid="0018cb47" style:font-weight-asian="bold" style:font-weight-complex="bold"/>
    </style:style>
    <style:style style:name="T10" style:family="text">
      <style:text-properties fo:language="en" fo:country="US" fo:font-weight="bold" officeooo:rsid="001a9b47" style:font-weight-asian="bold" style:font-weight-complex="bold"/>
    </style:style>
    <style:style style:name="T11" style:family="text">
      <style:text-properties fo:language="en" fo:country="US" fo:font-weight="bold" officeooo:rsid="001c8dfb" style:font-weight-asian="bold" style:font-weight-complex="bold"/>
    </style:style>
    <style:style style:name="T12" style:family="text">
      <style:text-properties fo:language="en" fo:country="US" fo:font-weight="bold" officeooo:rsid="000fbab4" style:font-weight-asian="bold" style:font-weight-complex="bold"/>
    </style:style>
    <style:style style:name="T13" style:family="text">
      <style:text-properties fo:language="en" fo:country="US" fo:font-weight="bold" officeooo:rsid="001db4e0" style:font-weight-asian="bold" style:font-weight-complex="bold"/>
    </style:style>
    <style:style style:name="T14" style:family="text">
      <style:text-properties fo:language="en" fo:country="US" fo:font-weight="bold" officeooo:rsid="001f0e92" style:font-weight-asian="bold" style:font-weight-complex="bold"/>
    </style:style>
    <style:style style:name="T15" style:family="text">
      <style:text-properties fo:language="en" fo:country="US" fo:font-weight="bold" officeooo:rsid="0021ed8e" style:font-weight-asian="bold" style:font-weight-complex="bold"/>
    </style:style>
    <style:style style:name="T16" style:family="text">
      <style:text-properties fo:language="en" fo:country="US" officeooo:rsid="0018cb47"/>
    </style:style>
    <style:style style:name="T17" style:family="text">
      <style:text-properties fo:language="en" fo:country="US" officeooo:rsid="001a9b47"/>
    </style:style>
    <style:style style:name="T18" style:family="text">
      <style:text-properties fo:language="en" fo:country="US" officeooo:rsid="001c8dfb"/>
    </style:style>
    <style:style style:name="T19" style:family="text">
      <style:text-properties fo:language="en" fo:country="US" officeooo:rsid="001db4e0"/>
    </style:style>
    <style:style style:name="T20" style:family="text">
      <style:text-properties fo:language="en" fo:country="US" officeooo:rsid="001f0e92"/>
    </style:style>
    <style:style style:name="T21" style:family="text">
      <style:text-properties fo:language="en" fo:country="US" officeooo:rsid="0021ed8e"/>
    </style:style>
    <style:style style:name="T22" style:family="text">
      <style:text-properties fo:language="en" fo:country="US" officeooo:rsid="00267887"/>
    </style:style>
    <style:style style:name="T23" style:family="text">
      <style:text-properties fo:language="en" fo:country="US" officeooo:rsid="0027e810"/>
    </style:style>
    <style:style style:name="T24" style:family="text">
      <style:text-properties fo:language="en" fo:country="US" officeooo:rsid="00291957"/>
    </style:style>
    <style:style style:name="T25" style:family="text">
      <style:text-properties fo:language="en" fo:country="US" officeooo:rsid="002cc949"/>
    </style:style>
    <style:style style:name="T26" style:family="text">
      <style:text-properties style:font-name="Cambria"/>
    </style:style>
    <style:style style:name="T27" style:family="text">
      <style:text-properties style:font-name="Cambria" fo:language="en" fo:country="US"/>
    </style:style>
    <style:style style:name="T28" style:family="text">
      <style:text-properties style:font-name="Cambria" fo:language="en" fo:country="US" officeooo:rsid="000b48ec"/>
    </style:style>
    <style:style style:name="T29" style:family="text">
      <style:text-properties style:font-name="Cambria" fo:language="en" fo:country="US" fo:font-weight="bold" style:font-weight-asian="bold" style:font-weight-complex="bold"/>
    </style:style>
    <style:style style:name="T30" style:family="text">
      <style:text-properties style:font-name="Cambria" fo:language="en" fo:country="US" fo:font-weight="bold" officeooo:rsid="000b48ec" style:font-weight-asian="bold" style:font-weight-complex="bold"/>
    </style:style>
    <style:style style:name="T31" style:family="text">
      <style:text-properties style:font-name="Cambria" fo:language="en" fo:country="US" fo:font-weight="bold" officeooo:rsid="000e8882" style:font-weight-asian="bold" style:font-weight-complex="bold"/>
    </style:style>
    <style:style style:name="T32" style:family="text">
      <style:text-properties style:font-name="Cambria" fo:language="en" fo:country="US" fo:font-weight="bold" officeooo:rsid="000fbab4" style:font-weight-asian="bold" style:font-weight-complex="bold"/>
    </style:style>
    <style:style style:name="T33" style:family="text">
      <style:text-properties style:font-name="Cambria" fo:language="en" fo:country="US" fo:font-weight="bold" officeooo:rsid="0018cb47" style:font-weight-asian="bold" style:font-weight-complex="bold"/>
    </style:style>
    <style:style style:name="T34" style:family="text">
      <style:text-properties style:font-name="Cambria" fo:language="en" fo:country="US" fo:font-weight="bold" officeooo:rsid="0021ed8e" style:font-weight-asian="bold" style:font-weight-complex="bold"/>
    </style:style>
    <style:style style:name="T35" style:family="text">
      <style:text-properties style:font-name="Cambria" fo:language="en" fo:country="US" fo:font-style="normal" fo:font-weight="bold" officeooo:rsid="000b48ec" style:font-style-asian="normal" style:font-weight-asian="bold" style:font-style-complex="normal" style:font-weight-complex="bold"/>
    </style:style>
    <style:style style:name="T36" style:family="text">
      <style:text-properties style:font-name="Cambria" fo:language="en" fo:country="US" officeooo:rsid="000e8882"/>
    </style:style>
    <style:style style:name="T37" style:family="text">
      <style:text-properties style:font-name="Cambria" fo:language="en" fo:country="US" officeooo:rsid="000fbab4"/>
    </style:style>
    <style:style style:name="T38" style:family="text">
      <style:text-properties style:font-name="Cambria" fo:language="en" fo:country="US" officeooo:rsid="00112acb"/>
    </style:style>
    <style:style style:name="T39" style:family="text">
      <style:text-properties style:font-name="Cambria" fo:language="en" fo:country="US" officeooo:rsid="0018cb47"/>
    </style:style>
    <style:style style:name="T40" style:family="text">
      <style:text-properties style:font-name="Cambria" fo:language="en" fo:country="US" officeooo:rsid="0027e810"/>
    </style:style>
    <style:style style:name="T41" style:family="text">
      <style:text-properties style:font-name="Cambria" fo:language="en" fo:country="US" officeooo:rsid="002e6375"/>
    </style:style>
    <style:style style:name="T42" style:family="text">
      <style:text-properties style:font-name="Cambria" fo:language="en" fo:country="US" fo:font-weight="normal" style:font-weight-asian="normal" style:font-weight-complex="normal"/>
    </style:style>
    <style:style style:name="T43" style:family="text">
      <style:text-properties style:font-name="Cambria" officeooo:rsid="000e8882"/>
    </style:style>
    <style:style style:name="T44" style:family="text">
      <style:text-properties style:font-name="Cambria" fo:font-weight="bold" style:font-weight-asian="bold" style:font-weight-complex="bold"/>
    </style:style>
    <style:style style:name="T45" style:family="text">
      <style:text-properties style:font-name="Cambria" fo:font-weight="bold" officeooo:rsid="00112acb" style:font-weight-asian="bold" style:font-weight-complex="bold"/>
    </style:style>
    <style:style style:name="T46" style:family="text">
      <style:text-properties style:font-name="Cambria" fo:font-weight="bold" officeooo:rsid="000e8882" style:font-weight-asian="bold" style:font-weight-complex="bold"/>
    </style:style>
    <style:style style:name="T47" style:family="text">
      <style:text-properties style:font-name="Cambria" fo:font-weight="bold" officeooo:rsid="002e93a6" style:font-weight-asian="bold" style:font-weight-complex="bold"/>
    </style:style>
    <style:style style:name="T48" style:family="text">
      <style:text-properties style:font-name="Cambria" officeooo:rsid="00112acb"/>
    </style:style>
    <style:style style:name="T49" style:family="text">
      <style:text-properties style:font-name="Cambria" officeooo:rsid="002e93a6"/>
    </style:style>
    <style:style style:name="T50" style:family="text">
      <style:text-properties style:font-name="Cambria" fo:font-weight="normal" style:font-weight-asian="normal" style:font-weight-complex="normal"/>
    </style:style>
    <style:style style:name="T51" style:family="text">
      <style:text-properties fo:font-weight="bold" style:font-weight-asian="bold" style:font-weight-complex="bold"/>
    </style:style>
    <style:style style:name="T52" style:family="text">
      <style:text-properties officeooo:rsid="00174fdd"/>
    </style:style>
    <style:style style:name="T53" style:family="text">
      <style:text-properties fo:font-variant="normal" fo:text-transform="none" fo:color="#222222" fo:font-size="12pt" fo:letter-spacing="normal" fo:font-style="normal" fo:font-weight="normal"/>
    </style:style>
    <style:style style:name="T54" style:family="text">
      <style:text-properties fo:font-weight="normal" style:font-weight-asian="normal" style:font-weight-complex="normal"/>
    </style:style>
    <style:style style:name="T55" style:family="text">
      <style:text-properties officeooo:rsid="0030121e"/>
    </style:style>
    <style:style style:name="Sect1" style:family="section">
      <style:section-properties text:dont-balance-text-columns="false" style:editable="false">
        <style:columns fo:column-count="2">
          <style:column style:rel-width="3097*" fo:start-indent="0in" fo:end-indent="0.1508in"/>
          <style:column style:rel-width="6541*" fo:start-indent="0.1508in" fo:end-indent="0in"/>
        </style:columns>
      </style:section-properties>
    </style:style>
    <style:style style:name="Sect2" style:family="section">
      <style:section-properties text:dont-balance-text-columns="false" style:editable="false">
        <style:columns fo:column-count="2" fo:column-gap="0.3in">
          <style:column style:rel-width="32767*" fo:start-indent="0in" fo:end-indent="0.15in"/>
          <style:column style:rel-width="32768*" fo:start-indent="0.15in" fo:end-indent="0in"/>
        </style:columns>
      </style:section-properties>
    </style:style>
    <style:style style:name="Sect3" style:family="section">
      <style:section-properties text:dont-balance-text-columns="false" style:editable="false">
        <style:columns fo:column-count="2">
          <style:column style:rel-width="6307*" fo:start-indent="0in" fo:end-indent="0.1508in"/>
          <style:column style:rel-width="3331*" fo:start-indent="0.150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Vitalii (Vitalius) Parubochyi</text:p>
      <text:p text:style-name="P8"/>
      <text:p text:style-name="P9">C++/Qt Developer</text:p>
      <text:p text:style-name="P9">Data Scientist</text:p>
      <text:p text:style-name="P9">Software Architect</text:p>
      <text:h text:style-name="P56" text:outline-level="2">Contacts</text:h>
      <text:section text:style-name="Sect1" text:name="Section2">
        <text:p text:style-name="P2">E-mail:</text:p>
        <text:p text:style-name="P3"/>
        <text:p text:style-name="P3">Phone:</text:p>
        <text:p text:style-name="P3">Website:</text:p>
        <text:p text:style-name="P3">LinkedIn:</text:p>
        <text:p text:style-name="P3">GitHub:</text:p>
        <text:p text:style-name="P3">Skype:</text:p>
        <text:p text:style-name="P3">Facebook:</text:p>
        <text:p text:style-name="P4">ResearchGate:</text:p>
        <text:p text:style-name="P5">eddragonwolf@ukr.net, eddragonwolf@gmail.com, vitalius.parubochyi@vakoms.com.ua</text:p>
        <text:p text:style-name="P5">+380 (96) 645-34-09</text:p>
        <text:p text:style-name="P5">http://eddragonwolf.github.io/ </text:p>
        <text:p text:style-name="P5">http://ua.linkedin.com/in/vitaliusparubochyi</text:p>
        <text:p text:style-name="P5">EDDragonWolf</text:p>
        <text:p text:style-name="P5">eddragonwolf</text:p>
        <text:p text:style-name="P5">eddragonwolf</text:p>
        <text:p text:style-name="P6">https://www.researchgate.net/profile/Vitalij_Parubocij</text:p>
      </text:section>
      <text:h text:style-name="P58" text:outline-level="2"><text:span text:style-name="T2">A</text:span>ddress</text:h>
      <text:list xml:id="list4868976616552676637" text:style-name="L15">
        <text:list-item>
          <text:p text:style-name="P14"><text:span text:style-name="T47">M</text:span><text:span text:style-name="T44">ain Address:</text:span><text:span text:style-name="T26"> 15, Medovoi Pechery str. apt. 56, Lviv, Ukraine, 79038</text:span></text:p>
        </text:list-item>
        <text:list-item>
          <text:p text:style-name="P14"><text:span text:style-name="T44">University Address:</text:span><text:span text:style-name="T26"> Department of System Design, Faculty of electronics, Ivan Franko National University of Lviv, 50, Dragomanova str., Lviv, Ukraine, 79005</text:span></text:p>
        </text:list-item>
        <text:list-item>
          <text:p text:style-name="P14"><text:span text:style-name="T44">Work Address:</text:span><text:span text:style-name="T26"> Vakoms Company, 93B Pasichna str., Lviv, Ukraine, 79032</text:span></text:p>
        </text:list-item>
      </text:list>
      <text:h text:style-name="P59" text:outline-level="2">Experience summary</text:h>
      <text:list xml:id="list5932483405633000380" text:style-name="L1">
        <text:list-item>
          <text:p text:style-name="P15">The five-year study of programming experience, and almost two-year of working experience;</text:p>
        </text:list-item>
        <text:list-item>
          <text:p text:style-name="P15">Research work in the direction parallel programming and image processing, presentations at conferences;</text:p>
        </text:list-item>
        <text:list-item>
          <text:p text:style-name="P15">Cross-platform programming based on Python and C-like programming languages (С, С++, Qt, CUDA C);</text:p>
        </text:list-item>
        <text:list-item>
          <text:p text:style-name="P15">Exploring of methods and technologies of architecture and interaction projects, low-level interaction and working with memory.</text:p>
        </text:list-item>
      </text:list>
      <text:h text:style-name="P56" text:outline-level="2">Education</text:h>
      <text:list xml:id="list1503307379827955277" text:style-name="L2">
        <text:list-item>
          <text:p text:style-name="P10"><text:span text:style-name="T3">Ph.D. Student </text:span><text:span text:style-name="T4">(Graduate Student)</text:span><text:span text:style-name="T6">, Theoretical Fundamentals of Informatics and Cybernetics, Ivan Franko National University of Lviv, Ukraine, November 2015 – Present</text:span></text:p>
        </text:list-item>
        <text:list-item>
          <text:p text:style-name="P11"><text:soft-page-break/><text:span text:style-name="T3">Master Student</text:span><text:span text:style-name="T6">, Information Technology of Design, Ivan Franko National University of Lviv, Ukraine, September 2014 – June 2015</text:span></text:p>
        </text:list-item>
        <text:list-item>
          <text:p text:style-name="P11"><text:span text:style-name="T3">Bachelor Student</text:span><text:span text:style-name="T6">, Computer Science, Ivan Franko National University of Lviv, Ukraine, September 2010 – June 2014</text:span></text:p>
        </text:list-item>
      </text:list>
      <text:h text:style-name="P56" text:outline-level="2">Courses</text:h>
      <text:list xml:id="list5368587139812975587" text:style-name="L3">
        <text:list-item>
          <text:p text:style-name="P12"><text:span text:style-name="T35">Joint Certificate Program on Advanced Computational Mathematics</text:span><text:span text:style-name="T28">, Ivan Franko National University Lviv, Ukraine &amp; Julius Maximilian University Würzburg, Germany, 2015.</text:span></text:p>
        </text:list-item>
      </text:list>
      <text:h text:style-name="P56" text:outline-level="2">Certificates</text:h>
      <text:list xml:id="list7193759567383002243" text:style-name="L4">
        <text:list-item>
          <text:p text:style-name="P13"><text:span text:style-name="T30">Certificate of the Joint Certificate Program on Advanced Computational Mathematics</text:span><text:span text:style-name="T28">, Ivan Franko National University Lviv, Ukraine &amp; Julius Maximilian University Würzburg, Germany, 2015.</text:span></text:p>
        </text:list-item>
      </text:list>
      <text:h text:style-name="P56" text:outline-level="2">Technical Skills</text:h>
      <text:list xml:id="list4002558826438448269" text:style-name="L5">
        <text:list-item>
          <text:p text:style-name="P16">Programming languages</text:p>
        </text:list-item>
      </text:list>
      <text:section text:style-name="Sect2" text:name="Section1">
        <text:list xml:id="list142611297543755" text:continue-numbering="true" text:style-name="L5">
          <text:list-item>
            <text:list>
              <text:list-item>
                <text:p text:style-name="P23">Pascal (Borland Pascal, Free Pascal, Object Pascal/Delphi, Oberon(introduction))</text:p>
              </text:list-item>
              <text:list-item>
                <text:p text:style-name="P23">C/C++</text:p>
              </text:list-item>
              <text:list-item>
                <text:p text:style-name="P23">CUDA C</text:p>
              </text:list-item>
              <text:list-item>
                <text:p text:style-name="P23">C#</text:p>
              </text:list-item>
              <text:list-item>
                <text:p text:style-name="P23">Python/<text:span text:style-name="T23">Cython</text:span></text:p>
              </text:list-item>
              <text:list-item>
                <text:p text:style-name="P25">Lua</text:p>
              </text:list-item>
              <text:list-item>
                <text:p text:style-name="P25"><text:span text:style-name="T53">JavaScript</text:span> </text:p>
              </text:list-item>
            </text:list>
          </text:list-item>
        </text:list>
      </text:section>
      <text:list xml:id="list142612466043413" text:continue-numbering="true" text:style-name="L5">
        <text:list-item>
          <text:p text:style-name="P16">Operating systems</text:p>
        </text:list-item>
      </text:list>
      <text:section text:style-name="Sect2" text:name="Section3">
        <text:list xml:id="list142612051586988" text:continue-numbering="true" text:style-name="L5">
          <text:list-item>
            <text:list>
              <text:list-item>
                <text:p text:style-name="P45"><text:span text:style-name="T43">Windows OS (XP, Vista, 7, 8, </text:span><text:span text:style-name="T36">8.1</text:span><text:span text:style-name="T43">)</text:span></text:p>
              </text:list-item>
              <text:list-item>
                <text:p text:style-name="P23">Unix/Linux OS (Ubuntu, CentOS, OpenSUSE, Red Hat, Scientific Linux)</text:p>
              </text:list-item>
              <text:list-item>
                <text:p text:style-name="P23">Mac OS (Snow Leopard, Mountain Lion, Mavericks)</text:p>
              </text:list-item>
              <text:list-item>
                <text:p text:style-name="P23">Symbian OS</text:p>
              </text:list-item>
              <text:list-item>
                <text:p text:style-name="P23">Android OS</text:p>
              </text:list-item>
            </text:list>
          </text:list-item>
        </text:list>
      </text:section>
      <text:list xml:id="list142613011800433" text:continue-numbering="true" text:style-name="L5">
        <text:list-item>
          <text:p text:style-name="P16">Technologies</text:p>
        </text:list-item>
      </text:list>
      <text:section text:style-name="Sect2" text:name="Section4">
        <text:list xml:id="list142612134112159" text:continue-numbering="true" text:style-name="L5">
          <text:list-item>
            <text:list>
              <text:list-item>
                <text:p text:style-name="P23">OOP/OOD</text:p>
              </text:list-item>
              <text:list-item>
                <text:p text:style-name="P23">OO design patterns, MVC</text:p>
              </text:list-item>
              <text:list-item>
                <text:p text:style-name="P23">SSL, VPN</text:p>
              </text:list-item>
              <text:list-item>
                <text:p text:style-name="P23">GPGPU</text:p>
              </text:list-item>
              <text:list-item>
                <text:p text:style-name="P23">RPC</text:p>
              </text:list-item>
              <text:list-item>
                <text:p text:style-name="P31">FTP</text:p>
              </text:list-item>
              <text:list-item>
                <text:p text:style-name="P31">SMTP</text:p>
              </text:list-item>
            </text:list>
          </text:list-item>
        </text:list>
      </text:section>
      <text:list xml:id="list142612174532802" text:continue-numbering="true" text:style-name="L5">
        <text:list-item>
          <text:p text:style-name="P16">Frameworks</text:p>
          <text:list>
            <text:list-item>
              <text:p text:style-name="P23"><text:span text:style-name="T11">GUI Frameworks:</text:span><text:span text:style-name="T18"> </text:span>Qt Framework, PyQt</text:p>
            </text:list-item>
            <text:list-item>
              <text:p text:style-name="P47"><text:span text:style-name="T32">Scientific Frameworks:</text:span><text:span text:style-name="T37"> </text:span><text:span text:style-name="T26">NearPy, </text:span><text:span text:style-name="T37">Torch, Caffe</text:span></text:p>
            </text:list-item>
          </text:list>
        </text:list-item>
        <text:list-item>
          <text:p text:style-name="P16">Libraries</text:p>
          <text:list>
            <text:list-item>
              <text:p text:style-name="P23"><text:span text:style-name="T11">GUI Libraries:</text:span><text:span text:style-name="T18"> </text:span>Qt4, Qt5</text:p>
            </text:list-item>
            <text:list-item>
              <text:p text:style-name="P16"><text:soft-page-break/><text:span text:style-name="T2">Boost </text:span><text:span text:style-name="T19">C++ Libraries</text:span></text:p>
            </text:list-item>
            <text:list-item>
              <text:p text:style-name="P23"><text:span text:style-name="T10">Parallel Computing:</text:span><text:span text:style-name="T17"> </text:span>OpenMPI / MPICH, OpenMP, CUDA Libs (cuFFT, cuBLAS, cuSPARSE, cuRAND)</text:p>
            </text:list-item>
            <text:list-item>
              <text:p text:style-name="P23"><text:span text:style-name="T10">Image Processing:</text:span><text:span text:style-name="T17"> </text:span>FreeImage</text:p>
            </text:list-item>
            <text:list-item>
              <text:p text:style-name="P23"><text:span text:style-name="T11">Data Compression:</text:span><text:span text:style-name="T18"> </text:span>zlib, quazip</text:p>
            </text:list-item>
            <text:list-item>
              <text:p text:style-name="P23"><text:span text:style-name="T11">Spell Checking:</text:span><text:span text:style-name="T18"> </text:span>Hunspell</text:p>
            </text:list-item>
            <text:list-item>
              <text:p text:style-name="P23"><text:span text:style-name="T10">Computer Vision:</text:span><text:span text:style-name="T17"> </text:span>OpenCV, <text:span text:style-name="T17">Dlib, </text:span><text:span text:style-name="T52">Mahotas, scikit-learn</text:span></text:p>
            </text:list-item>
            <text:list-item>
              <text:p text:style-name="P23"><text:span text:style-name="T12">Scientific </text:span><text:span text:style-name="T11">Libraries:</text:span><text:span text:style-name="T5"> FFTW, LSHash</text:span></text:p>
            </text:list-item>
          </text:list>
        </text:list-item>
        <text:list-item>
          <text:p text:style-name="P16">Development tools</text:p>
          <text:list>
            <text:list-item>
              <text:p text:style-name="P45"><text:span text:style-name="T31">Compilers:</text:span><text:span text:style-name="T36"> </text:span><text:span text:style-name="T43">GCC, MinGW, MSVC, </text:span><text:span text:style-name="T37">Clang, </text:span><text:span text:style-name="T43">Android GCC, nvcc, </text:span><text:span text:style-name="T40">Cython</text:span></text:p>
            </text:list-item>
            <text:list-item>
              <text:p text:style-name="P45"><text:span text:style-name="T32">Build tools:</text:span><text:span text:style-name="T37"> </text:span><text:span text:style-name="T43">GNU Make, CMake, qmake, </text:span><text:span text:style-name="T37">Ant</text:span></text:p>
            </text:list-item>
            <text:list-item>
              <text:p text:style-name="P45"><text:span text:style-name="T32">Debuggers:</text:span><text:span text:style-name="T37"> </text:span><text:span text:style-name="T43">GDB</text:span></text:p>
            </text:list-item>
            <text:list-item>
              <text:p text:style-name="P45"><text:span text:style-name="T32">SDKs:</text:span><text:span text:style-name="T37"> </text:span><text:span text:style-name="T43">Qt SDK</text:span></text:p>
            </text:list-item>
            <text:list-item>
              <text:p text:style-name="P45"><text:span text:style-name="T32">IDEs:</text:span><text:span text:style-name="T37"> </text:span><text:span text:style-name="T43">Qt Creator, Code Blocks, MS Visual Studio 2008/2010/2012/2013, Eclipse, PyCharm Community Edition</text:span></text:p>
            </text:list-item>
            <text:list-item>
              <text:p text:style-name="P45"><text:span text:style-name="T32">Toolkits:</text:span><text:span text:style-name="T37"> </text:span><text:span text:style-name="T43">CUDA Toolkit</text:span></text:p>
            </text:list-item>
            <text:list-item>
              <text:p text:style-name="P48"><text:span text:style-name="T46">Code Generators:</text:span><text:span text:style-name="T43"> </text:span><text:span text:style-name="T27">XDress</text:span></text:p>
            </text:list-item>
            <text:list-item>
              <text:p text:style-name="P45"><text:span text:style-name="T32">Documentation:</text:span><text:span text:style-name="T37"> </text:span><text:span text:style-name="T43">Doxygen</text:span></text:p>
            </text:list-item>
            <text:list-item>
              <text:p text:style-name="P45"><text:span text:style-name="T32">Hardware IDEs:</text:span><text:span text:style-name="T37"> </text:span><text:span text:style-name="T43">Cypress PSoC Designer, Quartus II, Proteus, Keil µVision</text:span></text:p>
            </text:list-item>
            <text:list-item>
              <text:p text:style-name="P45"><text:span text:style-name="T32">Installers:</text:span><text:span text:style-name="T37"> </text:span><text:span text:style-name="T43">NSIS</text:span></text:p>
            </text:list-item>
          </text:list>
        </text:list-item>
        <text:list-item>
          <text:p text:style-name="P16">RDBMS</text:p>
          <text:list>
            <text:list-item>
              <text:p text:style-name="P23"><text:span text:style-name="T8">SQL Databases</text:span><text:span text:style-name="T7">: </text:span>SQLite, SQLCipher, MySQL</text:p>
            </text:list-item>
            <text:list-item>
              <text:p text:style-name="P23"><text:span text:style-name="T8">DBMS</text:span><text:span text:style-name="T7">: </text:span><text:span text:style-name="T2">Oracle RDBMS, </text:span>MS Access, <text:span text:style-name="T52">LibreOffice Base</text:span></text:p>
            </text:list-item>
          </text:list>
        </text:list-item>
        <text:list-item>
          <text:p text:style-name="P16">Web</text:p>
          <text:list>
            <text:list-item>
              <text:p text:style-name="P23"><text:span text:style-name="T51">Markup Languages:</text:span> HTML, XML, SVG</text:p>
            </text:list-item>
            <text:list-item>
              <text:p text:style-name="P45"><text:span text:style-name="T33">Scripting Language:</text:span><text:span text:style-name="T39"> </text:span><text:span text:style-name="T43">PHP</text:span></text:p>
            </text:list-item>
            <text:list-item>
              <text:p text:style-name="P23"><text:span text:style-name="T9">Format Notations:</text:span><text:span text:style-name="T16"> </text:span>JSON</text:p>
            </text:list-item>
          </text:list>
        </text:list-item>
        <text:list-item>
          <text:p text:style-name="P16"><text:span text:style-name="T16">SCM</text:span> &amp; BTS</text:p>
          <text:list>
            <text:list-item>
              <text:p text:style-name="P23"><text:span text:style-name="T9">VCS:</text:span><text:span text:style-name="T16"> </text:span>SVN, Git</text:p>
            </text:list-item>
            <text:list-item>
              <text:p text:style-name="P23"><text:span text:style-name="T9">SCM:</text:span><text:span text:style-name="T16"> </text:span>GitLab, GitHub, Bitbucket</text:p>
            </text:list-item>
            <text:list-item>
              <text:p text:style-name="P23"><text:span text:style-name="T9">BTS:</text:span><text:span text:style-name="T16"> </text:span>Redmine, <text:span text:style-name="T16">Jira</text:span></text:p>
            </text:list-item>
          </text:list>
        </text:list-item>
        <text:list-item>
          <text:p text:style-name="P16">Algorithms</text:p>
          <text:list>
            <text:list-item>
              <text:p text:style-name="P24"><text:soft-page-break/><text:span text:style-name="T15">N</text:span><text:span text:style-name="T51">umerical </text:span><text:span text:style-name="T15">M</text:span><text:span text:style-name="T51">ethods:</text:span> interpolation, approximation, extrapolation, integration, differentiation, algorithms for matrix algebra</text:p>
            </text:list-item>
            <text:list-item>
              <text:p text:style-name="P45"><text:span text:style-name="T34">I</text:span><text:span text:style-name="T46">mage </text:span><text:span text:style-name="T34">P</text:span><text:span text:style-name="T46">rocessing:</text:span><text:span text:style-name="T43"> classical methods (such as color transformation </text:span><text:span text:style-name="T37">and</text:span><text:span text:style-name="T43"> simple effects), triangulation, sampling (upsampling, downsampling), segmentation, template matching, filtering (LPF, HPF, etc.)</text:span></text:p>
            </text:list-item>
            <text:list-item>
              <text:p text:style-name="P23"><text:span text:style-name="T15">I</text:span><text:span text:style-name="T51">mage </text:span><text:span text:style-name="T15">R</text:span><text:span text:style-name="T51">ecognition:</text:span> face recognition, fingerprint detection, feature (keypoints) detection, edge detection, corner detection</text:p>
            </text:list-item>
            <text:list-item>
              <text:p text:style-name="P23"><text:span text:style-name="T15">C</text:span><text:span text:style-name="T51">omputational </text:span><text:span text:style-name="T15">G</text:span><text:span text:style-name="T51">eometry:</text:span> Line Segment Intersection, Convex Hull Calculating, Polygon Triangulations, Orthogonal Range Searching, Point Location, Voronoi Diagrams, Delaunay Triangulations, Simple Robot Motion Planning</text:p>
            </text:list-item>
            <text:list-item>
              <text:p text:style-name="P23"><text:span text:style-name="T51">Linear </text:span><text:span text:style-name="T15">P</text:span><text:span text:style-name="T51">rogramming:</text:span> transportation theory, TSP, simplex method</text:p>
            </text:list-item>
            <text:list-item>
              <text:p text:style-name="P23"><text:span text:style-name="T15">C</text:span><text:span text:style-name="T51">lustering:</text:span> FOREL, k-means, fuzzy k-means</text:p>
            </text:list-item>
            <text:list-item>
              <text:p text:style-name="P23"><text:span text:style-name="T15">C</text:span><text:span text:style-name="T51">ryptography:</text:span> TEA, DEA</text:p>
            </text:list-item>
            <text:list-item>
              <text:p text:style-name="P23"><text:span text:style-name="T15">N</text:span><text:span text:style-name="T51">eural </text:span><text:span text:style-name="T15">N</text:span><text:span text:style-name="T51">etworks:</text:span> forecasting, minimizing, <text:span text:style-name="T21">classification, </text:span><text:span text:style-name="T25">convolution, deconvolution</text:span></text:p>
            </text:list-item>
            <text:list-item>
              <text:p text:style-name="P23"><text:span text:style-name="T51">Machine learning:</text:span> SVM, Deep Neural Networks <text:span text:style-name="T25">(Torch, TensorFlow)</text:span>, Active Appearance Model</text:p>
            </text:list-item>
          </text:list>
        </text:list-item>
        <text:list-item>
          <text:p text:style-name="P16">Hardware / Embedded</text:p>
          <text:list>
            <text:list-item>
              <text:p text:style-name="P23"><text:span text:style-name="T13">PSoC:</text:span><text:span text:style-name="T19"> </text:span>Cypress PSoC 3</text:p>
            </text:list-item>
            <text:list-item>
              <text:p text:style-name="P23"><text:span text:style-name="T14">SBC:</text:span><text:span text:style-name="T20"> </text:span>Raspberry P<text:span text:style-name="T20">i</text:span></text:p>
            </text:list-item>
          </text:list>
        </text:list-item>
        <text:list-item>
          <text:p text:style-name="P16">Other Software</text:p>
          <text:list>
            <text:list-item>
              <text:p text:style-name="P23"><text:span text:style-name="T2">M</text:span><text:span text:style-name="T20">ATLAB</text:span>, SciLab, Maxima</text:p>
            </text:list-item>
            <text:list-item>
              <text:p text:style-name="P32">LabVIEW</text:p>
            </text:list-item>
          </text:list>
        </text:list-item>
      </text:list>
      <text:h text:style-name="P56" text:outline-level="2">Foreign <text:span text:style-name="T21">L</text:span>anguages <text:span text:style-name="T24">(Written/Spoken)</text:span></text:h>
      <text:section text:style-name="Sect2" text:name="Section5">
        <text:list xml:id="list7559300729895672709" text:style-name="L6">
          <text:list-item>
            <text:p text:style-name="P49"><text:span text:style-name="T44">Ukrainian</text:span><text:span text:style-name="T26"> (native/native)</text:span></text:p>
          </text:list-item>
          <text:list-item>
            <text:p text:style-name="P49"><text:span text:style-name="T44">Russian</text:span><text:span text:style-name="T26"> (perfect/perfect)</text:span></text:p>
          </text:list-item>
          <text:list-item>
            <text:p text:style-name="P49"><text:span text:style-name="T44">English</text:span><text:span text:style-name="T26"> (intermediate </text:span><text:span text:style-name="T41">(B1)</text:span><text:span text:style-name="T26">/intermediate</text:span><text:span text:style-name="T41">(B1)</text:span><text:span text:style-name="T26">)</text:span></text:p>
          </text:list-item>
          <text:list-item>
            <text:p text:style-name="P49"><text:span text:style-name="T44">Deutsch</text:span><text:span text:style-name="T26"> (Level A1 (incomplete)/Level A1 (incomplete))</text:span></text:p>
          </text:list-item>
        </text:list>
      </text:section>
      <text:h text:style-name="P57" text:outline-level="2"><text:span text:style-name="T23">Technical</text:span> <text:span text:style-name="T23">Interests</text:span></text:h>
      <text:list xml:id="list8016322176796852911" text:style-name="L7">
        <text:list-item>
          <text:p text:style-name="P26">Fast Threshold Clustering Algorithms</text:p>
        </text:list-item>
        <text:list-item>
          <text:p text:style-name="P26">OpenCL</text:p>
        </text:list-item>
        <text:list-item>
          <text:p text:style-name="P26">Artificial intelligence (AI)</text:p>
        </text:list-item>
        <text:list-item>
          <text:p text:style-name="P50"><text:span text:style-name="T40">M</text:span><text:span text:style-name="T27">achine Learning</text:span></text:p>
        </text:list-item>
        <text:list-item>
          <text:p text:style-name="P26">Improve knowledge of CUDA Programming</text:p>
        </text:list-item>
        <text:list-item>
          <text:p text:style-name="P26">VRP</text:p>
        </text:list-item>
      </text:list>
      <text:h text:style-name="P60" text:outline-level="2"><text:soft-page-break/>Research Interests</text:h>
      <text:list xml:id="list4008440799448431999" text:style-name="L8">
        <text:list-item>
          <text:p text:style-name="P27">Data Processing</text:p>
        </text:list-item>
        <text:list-item>
          <text:p text:style-name="P27">Image Recognition</text:p>
        </text:list-item>
        <text:list-item>
          <text:p text:style-name="P27">Parallel Computing</text:p>
        </text:list-item>
      </text:list>
      <text:h text:style-name="P56" text:outline-level="2">Working Experience</text:h>
      <text:list xml:id="list6370455021869890199" text:style-name="L9">
        <text:list-item>
          <text:p text:style-name="P17">Vakoms Company</text:p>
        </text:list-item>
      </text:list>
      <text:section text:style-name="Sect3" text:name="Section6">
        <text:list xml:id="list142612198980585" text:continue-numbering="true" text:style-name="L9">
          <text:list-header>
            <text:p text:style-name="P33">93B Pasichna Street, Lviv, Ukraine, 79032</text:p>
            <text:p text:style-name="P35">17.06.2013 – Present</text:p>
          </text:list-header>
        </text:list>
      </text:section>
      <text:list xml:id="list142612611606093" text:continue-numbering="true" text:style-name="L9">
        <text:list-header>
          <text:p text:style-name="P28">Position: <text:span text:style-name="T54">Software Engineer,</text:span> <text:span text:style-name="T54">C++\Qt Developer, Data Scientist</text:span></text:p>
          <text:p text:style-name="P17">Projects: 4</text:p>
          <text:list>
            <text:list-item>
              <text:p text:style-name="P51"><text:span text:style-name="T26">Project Name: </text:span><text:span text:style-name="T44">Oneboard</text:span></text:p>
              <text:p text:style-name="P33">Dates: 18.11.2012 – <text:span text:style-name="T24">Present</text:span></text:p>
              <text:p text:style-name="P33">Role: Developer (17.06.2013 – 01.04.2014 <text:span text:style-name="T24">(9 months)</text:span>), Main Developer (01.04.2014 — 01.11.2014 <text:span text:style-name="T24">(7 months)</text:span>)</text:p>
              <text:p text:style-name="P33">Description: A new planning &amp; management tool.</text:p>
              <text:p text:style-name="P33">Development tools and Technologies: Qt4, Qt5, zlib library (quazip), FTP, SMTP, MVC</text:p>
              <text:p text:style-name="P33">Customer: Daniel Burkhalter, tri-b-werk</text:p>
            </text:list-item>
            <text:list-item>
              <text:p text:style-name="P51"><text:span text:style-name="T26">Project Name: </text:span><text:span text:style-name="T44">Wi-Free for Android </text:span><text:span text:style-name="T29">(The VPN GUI Client for Android)</text:span></text:p>
              <text:p text:style-name="P33">Dates: 05.12.2013 – 14.02.2014</text:p>
              <text:p text:style-name="P34">Role: Main Developer <text:s/><text:span text:style-name="T24">(</text:span><text:span text:style-name="T2">05.12.2013 – 14.02.2014 </text:span><text:span text:style-name="T24">(2.5 months))</text:span></text:p>
              <text:p text:style-name="P33">Description: The VPN Client for Android</text:p>
              <text:p text:style-name="P33">Development tools and Technologies: Qt5, Android</text:p>
              <text:p text:style-name="P33">Customer: Jim S., Wi-Free Ltd</text:p>
            </text:list-item>
            <text:list-item>
              <text:p text:style-name="P51"><text:span text:style-name="T26"><text:s/>Project Name: </text:span><text:span text:style-name="T44">Predator </text:span><text:span text:style-name="T29">(Online Searching System)</text:span></text:p>
              <text:p text:style-name="P33">Dates: 27.11.2012 – 30.11.2015</text:p>
              <text:p text:style-name="P33">Role: Developer (14.05.2014 – 01.06.2014 <text:span text:style-name="T24">(0.5 months)</text:span>), Main Developer (01.06.2014 — 30.11.2015 <text:span text:style-name="T24">(18 months)</text:span>)</text:p>
              <text:p text:style-name="P33">Description: The program for the analysis of results of search engines, web scraping, matching the criterias, etc.</text:p>
              <text:p text:style-name="P33">Development tools and Technologies: Qt4, Qt5, zlib library (quazip), Hunspell library, JavaScript, PhantomJS, SMTP, TEA</text:p>
              <text:p text:style-name="P33">Customer: Antony Askew, Predator System</text:p>
            </text:list-item>
            <text:list-item>
              <text:p text:style-name="P51"><text:span text:style-name="T26">Project Name: </text:span><text:span text:style-name="T44">Biom.io</text:span></text:p>
              <text:p text:style-name="P33">Dates: 01.10.2014 – Present</text:p>
              <text:p text:style-name="P33"><text:soft-page-break/>Role: Data Scientist and Python Developer (01.10.2014 – Present <text:span text:style-name="T24">(2</text:span><text:span text:style-name="T25">4</text:span><text:span text:style-name="T24"> months)</text:span>)</text:p>
              <text:p text:style-name="P33">Description: The implementation of the main components of Biom.io infrastructure and communication protocols for user’s authentication, based on biometrics.</text:p>
              <text:p text:style-name="P33">Development tools and Technologies: Python, OpenCV, PyQt, NearPy, LSHash, OpenFace, Torch, Caffe, Mahotas, <text:span text:style-name="T24">Lua, Cython</text:span></text:p>
              <text:p text:style-name="P33">Customer: Boris Itkis, Dmitry Itkis</text:p>
            </text:list-item>
          </text:list>
        </text:list-header>
      </text:list>
      <text:h text:style-name="P61" text:outline-level="2">Research Experience</text:h>
      <text:list xml:id="list3258740534942840567" text:style-name="L10">
        <text:list-item>
          <text:p text:style-name="P52"><text:span text:style-name="T48">Undergraduate Research Assistant, Ivan Franko National University of Lviv, Ukraine, </text:span><text:span text:style-name="T38">February</text:span><text:span text:style-name="T48"> 2013 — Present</text:span></text:p>
          <text:list>
            <text:list-item>
              <text:p text:style-name="P46"><text:span text:style-name="T45">Advisor:</text:span><text:span text:style-name="T48"> Dr. Roman Shuwar</text:span></text:p>
            </text:list-item>
            <text:list-item>
              <text:p text:style-name="P46"><text:span text:style-name="T45">Area: </text:span><text:span text:style-name="T48">Parallel computing, image processing</text:span></text:p>
            </text:list-item>
          </text:list>
        </text:list-item>
      </text:list>
      <text:h text:style-name="P56" text:outline-level="2">Teaching Experience </text:h>
      <text:list xml:id="list8579372642056506752" text:style-name="L16">
        <text:list-item>
          <text:p text:style-name="P53"><text:span text:style-name="T26">Assistant of Department of Semiconductors, Faculty of electronics, Ivan Franko National University of Lviv, Ukraine, September 2015 — March 2016</text:span></text:p>
          <text:list>
            <text:list-item>
              <text:p text:style-name="P54"><text:span text:style-name="T26">Subjects: </text:span><text:span text:style-name="T50">Digital Data Processing </text:span><text:span text:style-name="T42">(Seminars)</text:span></text:p>
            </text:list-item>
          </text:list>
        </text:list-item>
      </text:list>
      <text:h text:style-name="P56" text:outline-level="2">Publications</text:h>
      <text:h text:style-name="P62" text:outline-level="3">Magazine Articles</text:h>
      <text:list xml:id="list7650839494034108318" text:style-name="L11">
        <text:list-item>
          <text:p text:style-name="P18">V. Parubochyi, R. Shuwar, D. Afanassyev. Image Upsampling with Randomized Interpolation. \\ Electronics and information technologies. Issue 5. - Lviv, 2015. - pp.180-189. </text:p>
          <text:p text:style-name="P18">[Online] Available: </text:p>
          <text:p text:style-name="P18"><text:a xlink:type="simple" xlink:href="http://eddragonwolf.github.io/publications/p_sum_01_2015.pdf" text:style-name="Internet_20_link" text:visited-style-name="Visited_20_Internet_20_Link">http://eddragonwolf.github.io/publications/p_sum_01_2015.pdf</text:a> </text:p>
          <text:p text:style-name="P36">A new method for upsampling of bitmap images based on randomized interpolation is described. A problem of aliasing, visibility of digital artifacts and accuracy of image analysis is discussed from the viewpoint of the nature of quantization error. A possibility of obtaining a noise-like residual error and attenuation of regular artifacts by the method proposed is demonstrated.</text:p>
        </text:list-item>
        <text:list-item>
          <text:p text:style-name="P19">В. Парубочий, Р. Шувар. Реалізація гібридної архітектури кластерних обчислень. \\ [Подано до друку] - 2016.</text:p>
          <text:p text:style-name="P37">V. Parubochyi, R. Shuwar. Realization of hybrid architecture of cluster computing. [Ukrainian] \\ [Posted to print] - 2016.</text:p>
          <text:p text:style-name="P19">[Online] Available: <text:span text:style-name="T2">Not yet.</text:span></text:p>
          <text:p text:style-name="P29">This article deals the principles of organization of hybrid architecture of cluster computing based on the using of computing opportunities of the CPU and GPU with support for GPGPU. Analyzed the advantages and disadvantages of this method of calculation, and shown the feasibility of realization of parallel programs based on the using a hybrid architecture of cluster computing. Based on the proposed programming <text:soft-page-break/>model implemented a software framework that can be used to develop the applications. In order to demonstrate the opportunities of practical use of the hybrid architecture and to analyze its potency based on the proposed software framework, implemented program of block Fourier Transform of high-resolution images. The results of processing and substantiation and comparison of the results are given in the last part of the article.</text:p>
        </text:list-item>
      </text:list>
      <text:h text:style-name="P62" text:outline-level="3">Conference Proceedings</text:h>
      <text:list xml:id="list8492154202890606017" text:style-name="L12">
        <text:list-item>
          <text:p text:style-name="P20">В. Парубочий, Р. Сулимко, Р. Шувар. Реалізація гібридної архітектури кластерних обчислень. \\ Матеріали V-ої науково-практичної конференції "Електроніка та інформаційні технології" (ЕлІТ-2013) - Львів-Чинадієво, 29 серпня–1 вересня 2013р.</text:p>
          <text:p text:style-name="P38"><text:span text:style-name="T2">V. Parubochyi, </text:span>R. Sulymko, R. Shuwar. The implementation of the hybrid architecture of cluster computing. <text:span text:style-name="T22">[Ukrainian] </text:span><text:span text:style-name="T2">\\ V Scientific Conference "Electronics and Information Technology" (</text:span><text:span text:style-name="T23">ELIT</text:span><text:span text:style-name="T2">-2013) – Lviv-</text:span><text:span text:style-name="T22">Chynadiyevo, Ukraine, August 29 - <text:s/>September 1, 2013.</text:span></text:p>
          <text:p text:style-name="P39">В роботі приведено результати по реалізації гібридної архітектури кластерних обчислень на основі використання ресурсів CPU (Central processing unit) і GPU (Graphics processing unit).</text:p>
        </text:list-item>
        <text:list-item>
          <text:p text:style-name="P20">В. Парубочий, Р. Шувар. Технологія CUDA — реалізація неграфічних обчислень на GPGPU. \\ Матеріали FOSS Lviv 2014 - Львів, 2014.</text:p>
          <text:p text:style-name="P40">V. Parubochyi, R. Shuwar. Technology CUDA - implementation of the non-graphical computing on GPGPU. [Ukrainian] \\ International Scientific Conference FOSS Lviv-2014 – Lviv, Ukraine, 2014.</text:p>
          <text:p text:style-name="P39">Technologies of GPGPU are an important and promising area of high-performance parallel computing. This paper deals with one of the most popular technologies today. It is CUDA. We considered the main aspects of architecture, principles of operation, and software (API, libraries and functions) provided for the development of parallel applications on graphics devices.</text:p>
        </text:list-item>
        <text:list-item>
          <text:p text:style-name="P21">В. Парубочий, Р. Ковтко, Р. Шувар. Дослідження ефективності алгоритму порогової сегментації з використанням бібліотеки cuFFT. \\ Матеріали VI-ої Українсько-польської науково-практичної конференції "Електроніка та інформаційні технології" (ЕлІТ-2014) - Львів-Чинадієво, 28-31 серпня 2014р.</text:p>
          <text:p text:style-name="P41">V. Parubochyi, R. Kovtko, R. Shuwar. Investigation of the effectiveness of threshold segmentation algorithm using cuFFT library. [Ukrainian] \\ VI Ukrainian-Polish Scientific Conference "Electronics and Information Technology" (ELIT-2014) – Lviv-Chynadiyevo, Ukraine, August 28-31, 2014.</text:p>
          <text:p text:style-name="P43">В роботі приведено результати дослідження ефективності алгоритму порогової сегментації растрових зображень високої роздільної здатності на основі розпаралелення обчислень на кластері гібридної архітектури з використанням технології неграфічних обчислень загального призначення CUDA.</text:p>
        </text:list-item>
        <text:list-item>
          <text:p text:style-name="P21">В. Парубочий, Р. Шувар, Д. Афанасьєв. Рандомізація зображень методом просторової триангуляції. \\ Матеріали VI-ої Українсько-польської науково-практичної конференції "Електроніка та інформаційні технології" (ЕлІТ-2014) - Львів-Чинадієво, 28-31 серпня 2014р.</text:p>
          <text:p text:style-name="P42"><text:soft-page-break/>V. Parubochyi, R. Shuwar, D. Afanassyev. Image randomization using spatial triangulation. [Ukrainian] \\ VI Ukrainian-Polish Scientific Conference "Electronics and Information Technology" (ELIT-2014) – Lviv-Chynadiyevo, Ukraine, August 28-31, 2014.</text:p>
          <text:p text:style-name="P43">У роботі було розглянуто і практично реалізовано регулярний інтерполяційний і рандомізований триангуляційний підхід для наддискретизації зображень. Відомі методи білінійної і бікубічної інтерполяції зображень мають недоліки, пов'язані з додаванням похибки відтворювання дрібних деталей. Встановлено, що основним недоліком білінійної інтерполяції є розмивання границь об'єктів, оскільки метод заповнює додаткові пікселі, використовуючи лінійну залежність між двома вихідними пікселями зображень і не враховує особливостей самого зображення.</text:p>
        </text:list-item>
        <text:list-item>
          <text:p text:style-name="P21">Д. Афанасьєв, В. Парубочий, Р. Шувар, Л. Дудко, С. Крамський. Використання методу рандомізованої наддискретизації для підвищення інформативності медичних зображень. \\ Матеріали V-ої наукової конференції "Фізичні методи в екології, біології та медицині". - Львів-Ворохта, 18–21 вересня 2014p.</text:p>
          <text:p text:style-name="P42">D. Afanassyev, V. Parubochyi, R. Shuwar, L. Dudko, S. Kramskyi. Using of method of randomized superdiscretization for improve informativeness of medical images. [Ukrainian] \\ V Scientific Conference "Physical Methods in Ecology, Biology and Medicine" (ECOCONF-2014) – Lviv-Vorokhta, Ukraine, September 18-21, 2014.</text:p>
          <text:p text:style-name="P43">A method of image upsampling based on randimized array of pixels is proposed for enhancing the information quality of medical images. The coherent error of image reconstruction is transformed into a less noticeable random noise, thus enhancing the recognition of fine detail.</text:p>
        </text:list-item>
        <text:list-item>
          <text:p text:style-name="P21">В. Парубочий, Р. Шувар, Д. Афанасьєв. Обробка RAW зображень методом стохастичної рандомізації. \\ Матеріали VII-ої Українсько-польської науково-практичної конференції "Електроніка та інформаційні технології" (ЕлІТ-2015) - Львів-Чинадієво, 27–30 серпня 2015р.</text:p>
          <text:p text:style-name="P43">У роботі запропоновано застосувати метод стохастичної наддискретизації для обробки raw зображень з метою зменшення спотворень дебайеризованого зображення.</text:p>
        </text:list-item>
        <text:list-item>
          <text:p text:style-name="P21">В. Парубочий, Р. Шувар, Д. Афанасьєв. Порівняння методів реконструкції дискретизованого сигналу з рівномірною та рандомізованою інтерполяцією. \\ Матеріали VI-ої наукової конференції "Фізичні методи в екології, біології та медицині". - Львів-Ворохта, 17–20 вересня 2015p.</text:p>
          <text:p text:style-name="P43">Error of reconstruction of upsampled signal using regular and randomized linear interpolation is discussed. The signal under study was a sum of three sine waves, while the results of these two linear interpolation methods are compared with that of nearest neighbor interpolation. It is shown that the randomized linear interpolation makes it possible to convert the regular residual error into a noise-like one, which can be more suitable for the further processing and may relax the requirements for digital and analog low-pass filters in the signal reconstruction path.</text:p>
        </text:list-item>
      </text:list>
      <text:h text:style-name="P62" text:outline-level="3"><text:soft-page-break/>Thesis</text:h>
      <text:list xml:id="list5544576203608867263" text:style-name="L13">
        <text:list-item>
          <text:p text:style-name="P22">Бакалаврська робота. Реалізація алгоритмів сегментації на кластері гібридної архітектури. Науковий керівник: Доц. Роман Шувар. 2014.</text:p>
          <text:p text:style-name="P55"><text:span text:style-name="T26">The Bachelor Thesis. Implementation of segmentation algorithms on a cluster of hybrid architecture </text:span><text:span text:style-name="T27">[Ukrainian]</text:span><text:span text:style-name="T26">. Science supervisor: Dr. Roman Shuwar. 2014.</text:span></text:p>
          <text:p text:style-name="P44">This thesis deals the principles of organization of hybrid architecture of cluster computing based on the using of computing opportunities of the CPU and GPU with support for GPGPU. Analyzed the advantages and disadvantages of this method of calculation, and shown the feasibility of realization of parallel programs based on the using a hybrid architecture of cluster computing. Based on the proposed programming model implemented a software framework that can be used to develop the applications. In order to demonstrate the opportunities of practical use of the hybrid architecture and to analyze its potency based on the proposed software framework, implemented program of block Fourier Transform of high-resolution images. In addition, based on the software framework is implemented threshold segmentation algorithm based on Fourier transform and the results of its work.</text:p>
        </text:list-item>
      </text:list>
      <text:h text:style-name="P63" text:outline-level="3">Hobbies</text:h>
      <text:list xml:id="list2352278615861167969" text:style-name="L14">
        <text:list-item>
          <text:p text:style-name="P30">Wood carving</text:p>
        </text:list-item>
        <text:list-item>
          <text:p text:style-name="P30">Literature, Poetry</text:p>
        </text:list-item>
        <text:list-item>
          <text:p text:style-name="P30">History, Herald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25a9dc" officeooo:paragraph-rsid="0025a9dc"/>
    </style:style>
    <style:style style:name="MT1" style:family="text">
      <style:text-properties officeooo:rsid="002cc949"/>
    </style:style>
    <style:style style:name="MT2" style:family="text">
      <style:text-properties officeooo:rsid="0030121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Last Update: 2016.<text:span text:style-name="MT1">10</text:span>.<text:span text:style-name="MT2">26</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6T15:04:55.213000000</meta:creation-date>
    <dc:date>2016-10-26T14:26:10.672000000</dc:date>
    <meta:editing-duration>PT2H25M21S</meta:editing-duration>
    <meta:editing-cycles>14</meta:editing-cycles>
    <meta:generator>LibreOffice/5.1.3.2$Windows_x86 LibreOffice_project/644e4637d1d8544fd9f56425bd6cec110e49301b</meta:generator>
    <meta:document-statistic meta:table-count="0" meta:image-count="0" meta:object-count="0" meta:page-count="9" meta:paragraph-count="203" meta:word-count="2128" meta:character-count="15472" meta:non-whitespace-character-count="13684"/>
  </office:meta>
</office:document-meta>
</file>